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55b" officeooo:paragraph-rsid="001c25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matirial UI Design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22:38:30.575243364</meta:creation-date>
    <dc:date>2021-04-01T22:38:58.288191226</dc:date>
    <meta:editing-duration>PT33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6.4.6.2$Linux_X86_64 LibreOffice_project/40$Build-2</meta:generator>
  </office:meta>
</office:document-meta>
</file>